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Token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ingTokenFilter.CachingToke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TokenFilter.fillCache( final Token reusable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TokenFilter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TokenFilter.incremen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ingTokenFilter.fill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